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7"/>
    <style:style style:name="P2" style:family="paragraph" style:parent-style-name="Text_20_body" style:list-style-name="L7">
      <style:paragraph-properties fo:margin-top="0cm" fo:margin-bottom="0cm" style:contextual-spacing="false"/>
    </style:style>
    <style:style style:name="P3" style:family="paragraph" style:parent-style-name="Text_20_body" style:list-style-name="L8"/>
    <style:style style:name="P4" style:family="paragraph" style:parent-style-name="Text_20_body" style:list-style-name="L8">
      <style:paragraph-properties fo:margin-top="0cm" fo:margin-bottom="0cm" style:contextual-spacing="false"/>
    </style:style>
    <style:style style:name="T1" style:family="text">
      <style:text-properties officeooo:rsid="001bc29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🦇 Wayne Security System<text:line-break/><text:line-break/>Sistema de Gerenciamento de Segurança das Indústrias Wayne<text:line-break/><text:line-break/>---<text:line-break/><text:line-break/>## 🧩 Descrição do Projeto<text:line-break/><text:line-break/>As Indústrias Wayne, lideradas por Bruce Wayne (Batman), buscam uma solução tecnológica para otimizar seus processos internos e fortalecer a segurança em Gotham City.<text:line-break/><text:line-break/>Este projeto é uma aplicação Web Full Stack, composta por um backend em Python (Flask) e um frontend em HTML, CSS e JavaScript, conectados a um banco de dados MySQL.<text:line-break/><text:line-break/>O sistema permite:<text:line-break/><text:line-break/>- Autenticação e autorização de diferentes tipos de usuários: funcionários, gerentes e administradores de segurança<text:line-break/>- Gestão de recursos internos, como veículos, equipamentos e dispositivos de segurança<text:line-break/>- Dashboard interativo com visualização de dados sobre segurança e atividades internas<text:line-break/><text:line-break/>---<text:line-break/><text:line-break/>## 🗂️ Estrutura de Pastas<text:line-break/></text:p>
      <text:p text:style-name="Standard">wayne-security/<text:line-break/>├── backend/<text:line-break/>│ <text:s text:c="2"/>├── app.py<text:line-break/>│ <text:s text:c="2"/>├── controllers/<text:line-break/>│ <text:s text:c="2"/>│ <text:s text:c="2"/>├── auth_controller.py<text:line-break/>│ <text:s text:c="2"/>│ <text:s text:c="2"/>├── resource_controller.py<text:line-break/>│ <text:s text:c="2"/>│ <text:s text:c="2"/>└── user_controller.py<text:line-break/>│ <text:s text:c="2"/>├── models/<text:line-break/>│ <text:s text:c="2"/>│ <text:s text:c="2"/>├── __init__.py<text:line-break/>│ <text:s text:c="2"/>│ <text:s text:c="2"/>├── user.py<text:line-break/>│ <text:s text:c="2"/>│ <text:s text:c="2"/>└── resource.py<text:line-break/>│ <text:s text:c="2"/>├── services/<text:line-break/>│ <text:s text:c="2"/>│ <text:s text:c="2"/>├── db_connection.py<text:line-break/>│ <text:s text:c="2"/>│ <text:s text:c="2"/>└── security_service.py<text:line-break/>│ <text:s text:c="2"/>├── requirements.txt<text:line-break/>│ <text:s text:c="2"/>└── .env.example<text:line-break/>│<text:line-break/>├── database/<text:line-break/>│ <text:s text:c="2"/>├── create_db.sql<text:line-break/>│ <text:s text:c="2"/>└── seed_data.sql<text:line-break/>│<text:line-break/>├── frontend/<text:line-break/>│ <text:s text:c="2"/>├── index.html<text:line-break/>│ <text:s text:c="2"/>├── css/<text:line-break/>│ <text:s text:c="2"/>│ <text:s text:c="2"/>└── style.css<text:line-break/>│ <text:s text:c="2"/>├── js/<text:line-break/>│ <text:s text:c="2"/>│ <text:s text:c="2"/>├── main.js<text:line-break/><text:soft-page-break/>│ <text:s text:c="2"/>│ <text:s text:c="2"/>├── auth.js<text:line-break/>│ <text:s text:c="2"/>│ <text:s text:c="2"/>└── dashboard.js<text:line-break/>│ <text:s text:c="2"/>└── assets/<text:line-break/>│ <text:s text:c="6"/>├── logo.png<text:line-break/>│ <text:s text:c="6"/>└── background.jpg<text:line-break/>│<text:line-break/>├── docs/<text:line-break/>│ <text:s text:c="2"/>├── Projeto_Industrias_Wayne_Backend_Completo_Codigos_Explicacoes.pdf<text:line-break/>│ <text:s text:c="2"/>├── Projeto_Industrias_Wayne_Codigos_Explicacoes.pdf<text:line-break/>│ <text:s text:c="2"/>└── Projeto_Industrias_Wayne_Backend_MySQL.pdf<text:line-break/>│<text:line-break/>├── .gitignore<text:line-break/>├── README.md<text:line-break/>└── LICENSE</text:p>
      <text:p text:style-name="Standard"/>
      <text:p text:style-name="Standard"/>
      <text:p text:style-name="Standard"># 🦇 Wayne Security System<text:line-break/><text:line-break/>Sistema de Gerenciamento de Segurança das Indústrias Wayne<text:line-break/><text:line-break/>---<text:line-break/><text:line-break/>## 📋 Requisitos<text:line-break/><text:line-break/>- Python 3.10+<text:line-break/>- MySQL 8+<text:line-break/>- Navegador moderno (Chrome, Firefox, Edge)<text:line-break/><text:line-break/>---<text:line-break/><text:line-break/>## 🧪 Clonar o Repositório<text:line-break/><text:line-break/>```bash<text:line-break/>git clone https://github.com/seu-usuario/wayne-security.git<text:line-break/>cd wayne-security</text:p>
      <text:p text:style-name="Standard"/>
      <text:p text:style-name="Standard"/>
      <text:p text:style-name="Standard">🗄️ Banco de Dados</text:p>
      <text:p text:style-name="Standard">mysql -u root -p &lt; database/create_db.sql<text:line-break/>mysql -u root -p &lt; database/seed_data.sql</text:p>
      <text:p text:style-name="Standard"/>
      <text:p text:style-name="Standard"/>
      <text:p text:style-name="Standard"/>
      <text:p text:style-name="Standard">⚙️ Backend (Flask)</text:p>
      <text:p text:style-name="Standard"/>
      <text:p text:style-name="Standard">cd backend<text:line-break/>python -m venv venv<text:line-break/><text:line-break/># Windows<text:line-break/>venv\Scripts\activate<text:line-break/><text:line-break/># Linux/Mac<text:line-break/><text:soft-page-break/>source venv/bin/activate<text:line-break/><text:line-break/>pip install -r requirements.txt<text:line-break/>flask run</text:p>
      <text:p text:style-name="Standard"/>
      <text:p text:style-name="Standard"/>
      <text:p text:style-name="Text_20_body">🌐 Frontend</text:p>
      <text:p text:style-name="Text_20_body">Abra o arquivo <text:span text:style-name="Source_20_Text">frontend/index.html</text:span> diretamente no navegador</text:p>
      <text:p text:style-name="Text_20_body">Ou execute:</text:p>
      <text:p text:style-name="Standard">cd frontend<text:line-break/>python -m http.server</text:p>
      <text:p text:style-name="Standard"/>
      <text:p text:style-name="Text_20_body">Depois, acesse <text:a xlink:type="simple" xlink:href="https://localhost:8000/" text:style-name="Internet_20_link" text:visited-style-name="Visited_20_Internet_20_Link">http://localhost:8000</text:a></text:p>
      <text:p text:style-name="Text_20_body"/>
      <text:p text:style-name="Text_20_body">🎨 Temática e Desig<text:span text:style-name="T1">n</text:span></text:p>
      <text:p text:style-name="Text_20_body"/>
      <text:p text:style-name="Text_20_body">O projeto segue uma estética sóbria e moderna, inspirada no universo do Batman, com tons escuros, contrastes metálicos e elementos que remetem à tecnologia de alta segurança.</text:p>
      <text:p text:style-name="Text_20_body"/>
      <text:p text:style-name="Text_20_body">🧠 Tecnologias Utilizadas</text:p>
      <text:list text:style-name="L7">
        <text:list-item>
          <text:p text:style-name="P2"><text:span text:style-name="Strong_20_Emphasis">Frontend</text:span>: HTML5, CSS3, JavaScript (ES6+) </text:p>
        </text:list-item>
        <text:list-item>
          <text:p text:style-name="P2"><text:span text:style-name="Strong_20_Emphasis">Backend</text:span>: Python 3 + Flask </text:p>
        </text:list-item>
        <text:list-item>
          <text:p text:style-name="P2"><text:span text:style-name="Strong_20_Emphasis">Banco de Dados</text:span>: MySQL </text:p>
        </text:list-item>
        <text:list-item>
          <text:p text:style-name="P1"><text:span text:style-name="Strong_20_Emphasis">Outras</text:span>: dotenv, Flask-MySQL, Bootstrap (para estilização leve) </text:p>
        </text:list-item>
      </text:list>
      <text:p text:style-name="Text_20_body">🔐 Funcionalidades Principais</text:p>
      <text:list text:style-name="L8">
        <text:list-item>
          <text:p text:style-name="P4">Realizar login e autenticação de usuários </text:p>
        </text:list-item>
        <text:list-item>
          <text:p text:style-name="P4">Controlar acesso por níveis (funcionário, gerente, administrador) </text:p>
        </text:list-item>
        <text:list-item>
          <text:p text:style-name="P4">Cadastrar, editar e excluir recursos </text:p>
        </text:list-item>
        <text:list-item>
          <text:p text:style-name="P3">Visualizar dados de segurança em tempo real via dashboard </text:p>
        </text:list-item>
      </text:list>
      <text:p text:style-name="Text_20_body">📦 Versão</text:p>
      <text:p text:style-name="Text_20_body">v1.0 — Outubro de 2025</text:p>
      <text:p text:style-name="Text_20_body">👨‍💻 Autor</text:p>
      <text:p text:style-name="Text_20_body"><text:span text:style-name="Strong_20_Emphasis">Bruno Lima</text:span><text:line-break/>Professor e Desenvolvedor Sênior em Tecnologia e Segurança de Sistemas<text:line-break/>📧 contato@seudominio.com<text:line-break/>🔗 <text:a xlink:type="simple" xlink:href="https://linkedin.com/in/seuusuario" text:style-name="Internet_20_link" text:visited-style-name="Visited_20_Internet_20_Link">LinkedIn</text:a> <text:span text:style-name="Emphasis">(opcional)</text:span></text:p>
      <text:p text:style-name="Text_20_body">🪪 Licença</text:p>
      <text:p text:style-name="Text_20_body">Este projeto é licenciado sob a MIT License — veja o arquivo <text:span text:style-name="Source_20_Text">LICENSE</text:span> para mais detalh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3T17:42:01.931000000</meta:creation-date>
    <dc:date>2025-10-13T18:10:49.509000000</dc:date>
    <meta:editing-duration>PT7M19S</meta:editing-duration>
    <meta:editing-cycles>1</meta:editing-cycles>
    <meta:document-statistic meta:table-count="0" meta:image-count="0" meta:object-count="0" meta:page-count="3" meta:paragraph-count="30" meta:word-count="472" meta:character-count="3249" meta:non-whitespace-character-count="2695"/>
    <meta:generator>LibreOffice/24.2.4.2$Windows_X86_64 LibreOffice_project/51a6219feb6075d9a4c46691dcfe0cd9c4fff3c2</meta:generator>
  </office:meta>
</office:document-meta>
</file>